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/><text:span text:style-name="Strong_20_Emphasis">The Malone Doctrine War College</text:span></text:h>
      <text:p text:style-name="Quotations"><text:span text:style-name="Emphasis">“Lead. Build. Overthrow. Replace.”</text:span><text:line-break/>An elite course series for sovereign statecraft and revolutionary leadership.</text:p>
      <text:p text:style-name="Horizontal_20_Line"/>
      <text:h text:style-name="Heading_20_3" text:outline-level="3">Tiered Course Structure</text:h>
      <text:h text:style-name="Heading_20_4" text:outline-level="4"><text:span text:style-name="Strong_20_Emphasis">Tier 1: Initiate – Foundations of Sovereignty</text:span></text:h>
      <text:p text:style-name="Text_20_body"><text:span text:style-name="Emphasis">For new students seeking political literacy, historical context, and ideological clarity.</text:span></text:p>
      <text:list xml:id="list3159265408179183704" text:style-name="L1">
        <text:list-item>
          <text:p text:style-name="P1"><text:span text:style-name="Strong_20_Emphasis">MD101: Evolution of Government Systems</text:span><text:line-break/>Track the 6 phases of centralized government from tribalism to democracy.</text:p>
        </text:list-item>
        <text:list-item>
          <text:p text:style-name="P1"><text:span text:style-name="Strong_20_Emphasis">MD102: Power, Responsibility &amp; Executive Authority</text:span><text:line-break/>Understand rulership, siege logic, and defending one's kingdom “by any means.”</text:p>
        </text:list-item>
        <text:list-item>
          <text:p text:style-name="P1"><text:span text:style-name="Strong_20_Emphasis">MD103: The Role of Religion, Finance, and Control in Society</text:span><text:line-break/>Examine tools of family governance, economic influence, and cultural steering.</text:p>
        </text:list-item>
        <text:list-item>
          <text:p text:style-name="P1"><text:span text:style-name="Strong_20_Emphasis">MD104: Betrayal and Revelation: The Path of the Revolutionary</text:span><text:line-break/>The story of the Malone betrayal and what it teaches about loyalty, legacy, and truth.</text:p>
        </text:list-item>
      </text:list>
      <text:p text:style-name="Horizontal_20_Line"/>
      <text:h text:style-name="Heading_20_4" text:outline-level="4"><text:span text:style-name="Strong_20_Emphasis">Tier 2: Strategist – Building Systems of Power</text:span></text:h>
      <text:p text:style-name="Text_20_body"><text:span text:style-name="Emphasis">For rising leaders ready to architect institutions and command results.</text:span></text:p>
      <text:list xml:id="list2648621475223987235" text:style-name="L2">
        <text:list-item>
          <text:p text:style-name="P2"><text:span text:style-name="Strong_20_Emphasis">MD201: Designing a Self-Ruled Civilization</text:span><text:line-break/>How to create sovereign states, businesses, and NGOs as one unified system.</text:p>
        </text:list-item>
        <text:list-item>
          <text:p text:style-name="P2"><text:span text:style-name="Strong_20_Emphasis">MD202: The Malone Doctrine vs. the Old Guard</text:span><text:line-break/>Compare legacy power structures to Maloneist models for justice, economy, and rule.</text:p>
        </text:list-item>
        <text:list-item>
          <text:p text:style-name="P2"><text:span text:style-name="Strong_20_Emphasis">MD203: Political Warfare and Narrative Weaponry</text:span><text:line-break/>Learn psychological, media, and ideological tools of modern battle.</text:p>
        </text:list-item>
        <text:list-item>
          <text:p text:style-name="P2"><text:span text:style-name="Strong_20_Emphasis">MD204: From Revolution to Institution</text:span><text:line-break/>Transitioning from voice in the wilderness to blueprint of the future.</text:p>
        </text:list-item>
      </text:list>
      <text:p text:style-name="Horizontal_20_Line"/>
      <text:h text:style-name="Heading_20_4" text:outline-level="4"><text:span text:style-name="Strong_20_Emphasis">Tier 3: Commander – War College for Sovereign Executives</text:span></text:h>
      <text:p text:style-name="Text_20_body"><text:span text:style-name="Emphasis">For those ready to lead people, systems, and nations.</text:span></text:p>
      <text:list xml:id="list1995862378253352313" text:style-name="L3">
        <text:list-item>
          <text:p text:style-name="P3"><text:span text:style-name="Strong_20_Emphasis">MD301: Executive Management for Civilizations</text:span><text:line-break/>Run companies like governments. Optimize state resources. Enforce standards.</text:p>
        </text:list-item>
        <text:list-item>
          <text:p text:style-name="P3"><text:span text:style-name="Strong_20_Emphasis">MD302: Ethos and Sanction</text:span><text:line-break/>How to govern fairly with justice, loyalty, and transparent discipline.</text:p>
        </text:list-item>
        <text:list-item>
          <text:p text:style-name="P3"><text:span text:style-name="Strong_20_Emphasis">MD303: Global Strategy and Autocratic Diplomacy</text:span><text:line-break/>Navigate global systems with hardline sovereignty and respect-driven leverage.</text:p>
        </text:list-item>
        <text:list-item>
          <text:p text:style-name="P3"><text:soft-page-break/><text:span text:style-name="Strong_20_Emphasis">MD304: Institutional Permanence &amp; Multigenerational Control</text:span><text:line-break/>Design dynasties and legacies that last centuries.</text:p>
        </text:list-item>
      </text:list>
      <text:p text:style-name="Horizontal_20_Line"/>
      <text:h text:style-name="Heading_20_3" text:outline-level="3"><text:s/>Optional Module Tracks</text:h>
      <text:list xml:id="list1217281326953383202" text:style-name="L4">
        <text:list-item>
          <text:p text:style-name="P4"><text:span text:style-name="Strong_20_Emphasis">Black Sovereignty and the African American Political Blueprint</text:span></text:p>
        </text:list-item>
        <text:list-item>
          <text:p text:style-name="P4"><text:span text:style-name="Strong_20_Emphasis">High Finance as Statecraft</text:span></text:p>
        </text:list-item>
        <text:list-item>
          <text:p text:style-name="P4"><text:span text:style-name="Strong_20_Emphasis">Religious Ethics for Political Enforcement</text:span></text:p>
        </text:list-item>
        <text:list-item>
          <text:p text:style-name="P4"><text:span text:style-name="Strong_20_Emphasis">Rewriting National Identity from Scratch</text:span></text:p>
        </text:list-item>
        <text:list-item>
          <text:p text:style-name="P4"><text:span text:style-name="Strong_20_Emphasis">The Art of Public Trials, Truth, and Transparency</text:span></text:p>
        </text:list-item>
        <text:list-item>
          <text:p text:style-name="P4"><text:span text:style-name="Strong_20_Emphasis">Fortress Building: Infrastructure, Defense, and Strategic Self-Sufficiency</text:span></text:p>
        </text:list-item>
      </text:list>
      <text:p text:style-name="Horizontal_20_Line"/>
      <text:h text:style-name="Heading_20_3" text:outline-level="3"><text:s/>Format and Delivery</text:h>
      <text:list xml:id="list8300872324978948153" text:style-name="L5">
        <text:list-item>
          <text:p text:style-name="P5"><text:span text:style-name="Strong_20_Emphasis">HTML-based curriculum</text:span> (static, open-access format hosted at <text:span text:style-name="Source_20_Text">maloneuniversity.org</text:span>)</text:p>
        </text:list-item>
        <text:list-item>
          <text:p text:style-name="P5">Each course gets its own HTML file (e.g., <text:span text:style-name="Source_20_Text">md101.html</text:span>, <text:span text:style-name="Source_20_Text">md204.html</text:span>)</text:p>
        </text:list-item>
        <text:list-item>
          <text:p text:style-name="P5">Progression is opt-in, not enforced</text:p>
        </text:list-item>
        <text:list-item>
          <text:p text:style-name="P5">Long-form essays, frameworks, and call-to-action exercises included</text:p>
        </text:list-item>
        <text:list-item>
          <text:p text:style-name="P5">Real-world project templates (e.g., founding a political party, corporate constitution design)</text:p>
        </text:list-item>
      </text:list>
      <text:p text:style-name="Horizontal_20_Line"/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18M49S</meta:editing-duration>
    <meta:editing-cycles>4</meta:editing-cycles>
    <meta:generator>OpenOffice/4.1.15$Win32 OpenOffice.org_project/4115m2$Build-9813</meta:generator>
    <dc:date>2025-08-05T12:44:53.81</dc:date>
    <dc:creator>Joseph Malone</dc:creator>
    <meta:document-statistic meta:table-count="0" meta:image-count="0" meta:object-count="0" meta:page-count="2" meta:paragraph-count="34" meta:word-count="385" meta:character-count="2680"/>
    <meta:user-defined meta:name="Info 1"/>
    <meta:user-defined meta:name="Info 2"/>
    <meta:user-defined meta:name="Info 3"/>
    <meta:user-defined meta:name="Info 4"/>
  </office:meta>
</office:document-meta>
</file>